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6.5in" table:align="margins"/>
    </style:style>
    <style:style style:name="Tabla1.A" style:family="table-column">
      <style:table-column-properties style:column-width="1.3in" style:rel-column-width="13107*"/>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center" style:justify-single-word="false"/>
      <style:text-properties style:font-name="Times New Roman"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text-align="justify" style:justify-single-word="false"/>
      <style:text-properties style:text-line-through-style="solid" style:font-name="Times New Roman" fo:font-size="12pt" style:font-size-asian="12pt" style:font-size-complex="12pt"/>
    </style:style>
    <style:style style:name="P7" style:family="paragraph" style:parent-style-name="Preformatted_20_Text">
      <style:paragraph-properties fo:text-align="justify" style:justify-single-word="false" fo:break-before="page"/>
      <style:text-properties style:font-name="Times New Roman" fo:font-size="12pt" style:font-size-asian="12pt" style:font-size-complex="12pt"/>
    </style:style>
    <style:style style:name="P8" style:family="paragraph" style:parent-style-name="Preformatted_20_Text">
      <style:paragraph-properties fo:text-align="justify" style:justify-single-word="false"/>
      <style:text-properties style:font-name="Times New Roman" fo:font-size="12pt" style:font-size-asian="12pt" style:font-size-complex="12pt"/>
    </style:style>
    <style:style style:name="P9" style:family="paragraph" style:parent-style-name="Preformatted_20_Text">
      <style:paragraph-properties fo:text-align="center" style:justify-single-word="false"/>
      <style:text-properties style:font-name="Times New Roman" fo:font-size="12pt" style:font-size-asian="12pt" style:font-size-complex="12pt"/>
    </style:style>
    <style:style style:name="P10" style:family="paragraph" style:parent-style-name="Preformatted_20_Text">
      <style:paragraph-properties fo:text-align="center" style:justify-single-word="false" fo:break-before="page"/>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 Analysis of Cache-Coherence Protocols on Symmetric Multiprocessors</text:p>
      <text:p text:style-name="P5">Using the SESC: SuperESCalar Simulator</text:p>
      <text:p text:style-name="P2"/>
      <text:p text:style-name="P2">Eric Chang</text:p>
      <text:p text:style-name="P2"/>
      <text:p text:style-name="P2"/>
      <text:p text:style-name="P2">1. Introduction</text:p>
      <text:p text:style-name="P2"/>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3"/>
      <text:p text:style-name="P3">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text:p>
      <text:p text:style-name="P3"/>
      <text:p text:style-name="P3"/>
      <text:p text:style-name="P10">2. Cache Coherence Protocols</text:p>
      <text:p text:style-name="P3"/>
      <text:p text:style-name="P3"><draw:frame draw:style-name="fr1" draw:name="gráficos5" text:anchor-type="paragraph" svg:width="3.1173in" svg:height="1.1209in" draw:z-index="4"><draw:image xlink:href="Pictures/10000201000002A1000000F245CAFD3E.png" xlink:type="simple" xlink:show="embed" xlink:actuate="onLoad"/></draw:frame></text:p>
      <text:p text:style-name="P3"><draw:frame draw:style-name="fr1" draw:name="gráficos6" text:anchor-type="paragraph" svg:width="4.6016in" svg:height="0.3972in" draw:z-index="5"><draw:image xlink:href="Pictures/1000020100000342000000487C0EA9C4.png" xlink:type="simple" xlink:show="embed" xlink:actuate="onLoad"/></draw:frame><text:line-break/></text:p>
      <text:p text:style-name="P2"><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3"/>
      <text:p text:style-name="P3">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p text:style-name="P2">2.1 Snoopy-Based Cache-Coherence Protocol</text:p>
      <text:p text:style-name="P3"/>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3"/>
      <text:p text:style-name="P2">2.2 Directory-Based Cache-Coherence Protocol</text:p>
      <text:p text:style-name="P3"/>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text:soft-page-break/>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text:soft-page-break/>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
      <text:p text:style-name="P2"><draw:frame draw:style-name="fr2" draw:name="gráficos7" text:anchor-type="paragraph" svg:x="0.2575in" svg:y="0.0173in" svg:width="5.9307in" svg:height="3.2854in" draw:z-index="6"><draw:image xlink:href="Pictures/1000020100000342000001CEF11BE257.png" xlink:type="simple" xlink:show="embed" xlink:actuate="onLoad"/></draw:frame>Figure 2.2: State Diagram for Directory-Based Protocol</text:p>
      <text:p text:style-name="P3"/>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3"/>
      <text:p text:style-name="P3">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2"><text:soft-page-break/>2.3. Modifications to the Directory Protocol</text:p>
      <text:p text:style-name="P3"/>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p text:style-name="P2">3 Cache</text:p>
      <text:p text:style-name="P3"/>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p text:style-name="P2">3.1 MSI Protocol</text:p>
      <text:p text:style-name="P3"/>
      <text:p text:style-name="P3">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3"/>
      <text:p text:style-name="P3"><text:soft-page-break/>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p text:style-name="P2">3.2 MOESI Protocol</text:p>
      <text:p text:style-name="P3"/>
      <text:p text:style-name="P2"><draw:frame draw:style-name="fr1" draw:name="graphics4" text:anchor-type="paragraph" svg:width="5.5102in" svg:height="4.4374in" draw:z-index="0"><draw:image xlink:href="Pictures/1000020100000211000001AAFC27FFE7.png" xlink:type="simple" xlink:show="embed" xlink:actuate="onLoad"/></draw:frame>Figure 3.1: MOESI Cache, Requests from Directory</text:p>
      <text:p text:style-name="P3"/>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p text:style-name="P3"/>
      <text:p text:style-name="P7"/>
      <table:table table:name="Tabla1" table:style-name="Tabla1">
        <table:table-column table:style-name="Tabla1.A" table:number-columns-repeated="5"/>
        <table:table-row>
          <table:table-cell table:style-name="Tabla1.A1" office:value-type="string">
            <text:p text:style-name="P4"/>
          </table:table-cell>
          <table:table-cell table:style-name="Tabla1.A1" office:value-type="string">
            <text:p text:style-name="P4">Main Memory</text:p>
          </table:table-cell>
          <table:table-cell table:style-name="Tabla1.A1" office:value-type="string">
            <text:p text:style-name="P4">Cache Line</text:p>
          </table:table-cell>
          <table:table-cell table:style-name="Tabla1.A1" office:value-type="string">
            <text:p text:style-name="P4">Other Processors</text:p>
          </table:table-cell>
          <table:table-cell table:style-name="Tabla1.E1" office:value-type="string">
            <text:p text:style-name="P4">Snoop Request</text:p>
          </table:table-cell>
        </table:table-row>
        <table:table-row>
          <table:table-cell table:style-name="Tabla1.A2" office:value-type="string">
            <text:p text:style-name="P4">Modified</text:p>
          </table:table-cell>
          <table:table-cell table:style-name="Tabla1.A2" office:value-type="string">
            <text:p text:style-name="P4">Stale</text:p>
          </table:table-cell>
          <table:table-cell table:style-name="Tabla1.A2" office:value-type="string">
            <text:p text:style-name="P4">Most recent, correct copy</text:p>
          </table:table-cell>
          <table:table-cell table:style-name="Tabla1.A2" office:value-type="string">
            <text:p text:style-name="P4">Hold no copy</text:p>
          </table:table-cell>
          <table:table-cell table:style-name="Tabla1.E2" office:value-type="string">
            <text:p text:style-name="P4">Modified cache responds</text:p>
          </table:table-cell>
        </table:table-row>
        <table:table-row>
          <table:table-cell table:style-name="Tabla1.A2" office:value-type="string">
            <text:p text:style-name="P4">Owner</text:p>
          </table:table-cell>
          <table:table-cell table:style-name="Tabla1.A2" office:value-type="string">
            <text:p text:style-name="P4">Can be stale</text:p>
          </table:table-cell>
          <table:table-cell table:style-name="Tabla1.A2" office:value-type="string">
            <text:p text:style-name="P4">Most recent, correct copy</text:p>
          </table:table-cell>
          <table:table-cell table:style-name="Tabla1.A2" office:value-type="string">
            <text:p text:style-name="P4">Shared state</text:p>
          </table:table-cell>
          <table:table-cell table:style-name="Tabla1.E2" office:value-type="string">
            <text:p text:style-name="P4">Owned cache responds</text:p>
          </table:table-cell>
        </table:table-row>
        <table:table-row>
          <table:table-cell table:style-name="Tabla1.A2" office:value-type="string">
            <text:p text:style-name="P4">Exclusive</text:p>
          </table:table-cell>
          <table:table-cell table:style-name="Tabla1.A2" office:value-type="string">
            <text:p text:style-name="P4">Most recent, correct copy</text:p>
          </table:table-cell>
          <table:table-cell table:style-name="Tabla1.A2" office:value-type="string">
            <text:p text:style-name="P4">Most recent, correct copy</text:p>
          </table:table-cell>
          <table:table-cell table:style-name="Tabla1.A2" office:value-type="string">
            <text:p text:style-name="P4">Hold no copy</text:p>
          </table:table-cell>
          <table:table-cell table:style-name="Tabla1.E2" office:value-type="string">
            <text:p text:style-name="P4">Exclusive cache or main memory responds</text:p>
          </table:table-cell>
        </table:table-row>
        <table:table-row>
          <table:table-cell table:style-name="Tabla1.A2" office:value-type="string">
            <text:p text:style-name="P4">Shared</text:p>
          </table:table-cell>
          <table:table-cell table:style-name="Tabla1.A2" office:value-type="string">
            <text:p text:style-name="P4">Can hold most recent, correct copy</text:p>
          </table:table-cell>
          <table:table-cell table:style-name="Tabla1.A2" office:value-type="string">
            <text:p text:style-name="P4">Can hold most recent, correct copy</text:p>
          </table:table-cell>
          <table:table-cell table:style-name="Tabla1.A2" office:value-type="string">
            <text:p text:style-name="P4">Shared or owned</text:p>
          </table:table-cell>
          <table:table-cell table:style-name="Tabla1.E2" office:value-type="string">
            <text:p text:style-name="P4">May not respond</text:p>
          </table:table-cell>
        </table:table-row>
        <table:table-row>
          <table:table-cell table:style-name="Tabla1.A2" office:value-type="string">
            <text:p text:style-name="P4">Invalid</text:p>
          </table:table-cell>
          <table:table-cell table:style-name="Tabla1.A2" office:value-type="string">
            <text:p text:style-name="P4">May hold valid or invalid</text:p>
          </table:table-cell>
          <table:table-cell table:style-name="Tabla1.A2" office:value-type="string">
            <text:p text:style-name="P4">Invalid copy</text:p>
          </table:table-cell>
          <table:table-cell table:style-name="Tabla1.A2" office:value-type="string">
            <text:p text:style-name="P4">May hold valid or invalid copy</text:p>
          </table:table-cell>
          <table:table-cell table:style-name="Tabla1.E2" office:value-type="string">
            <text:p text:style-name="P4">May not respond</text:p>
          </table:table-cell>
        </table:table-row>
      </table:table>
      <text:p text:style-name="P1">Figure 3.2: Acceptable States for MOESI Cache</text:p>
      <text:p text:style-name="P2">3.3 Changing Cache Siz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p text:style-name="P2">4 Network</text:p>
      <text:p text:style-name="P2"><draw:frame draw:style-name="fr2" draw:name="gráficos2" text:anchor-type="paragraph" svg:x="2.0354in" svg:y="0.0917in" svg:width="2.5571in" svg:height="1.5791in" draw:z-index="1"><draw:image xlink:href="Pictures/1000020100000188000000F27B7D45B8.png" xlink:type="simple" xlink:show="embed" xlink:actuate="onLoad"/></draw:frame>Figure 4.1 : Node Connections to the Network</text:p>
      <text:p text:style-name="P3"/>
      <text:p text:style-name="P3"><text:soft-page-break/>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p text:style-name="P2">5. Main Memory</text:p>
      <text:p text:style-name="P6"/>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p text:style-name="P3"/>
      <text:p text:style-name="P2">6. SESC Simulator</text:p>
      <text:p text:style-name="P2"><draw:frame draw:style-name="fr3" draw:name="gráficos1" text:anchor-type="paragraph" svg:width="2.6543in" svg:height="3.2634in" draw:z-index="2"><draw:image xlink:href="Pictures/100000000000019E000001FDE011383A.png" xlink:type="simple" xlink:show="embed" xlink:actuate="onLoad"/></draw:frame>Figure 6.1 : Connections in a Single Node</text:p>
      <text:p text:style-name="P3"/>
      <text:p text:style-name="P3">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ext:soft-page-break/>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p text:style-name="P2">7 Verifying Correctness</text:p>
      <text:p text:style-name="P3"/>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p text:style-name="P2">8. SPLASH2 benchmarks</text:p>
      <text:p text:style-name="P3"/>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p text:style-name="P2">9. Problems</text:p>
      <text:p text:style-name="P2"/>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p text:style-name="P2">10. Further Work </text:p>
      <text:p text:style-name="P2"/>
      <text:p text:style-name="P3">The memory system in the current system is implemented in a way such that it is in one location. In the future, we could modify the the simulator such that the memory system is distributed just <text:soft-page-break/>like the directory system. With a distributed memory system, there would be 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09-16T09:02:13.82</dc:date>
    <dc:creator>Eric Chang</dc:creator>
    <meta:editing-duration>PT09H57M05S</meta:editing-duration>
    <meta:editing-cycles>100</meta:editing-cycles>
    <meta:document-statistic meta:table-count="1" meta:image-count="7" meta:object-count="0" meta:page-count="10" meta:paragraph-count="92" meta:word-count="3665" meta:character-count="21764"/>
  </office:meta>
</office:document-meta>
</file>